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de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5"/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6">
      <style:text-properties fo:font-weight="normal" style:font-weight-asian="normal" style:font-weight-complex="normal"/>
    </style:style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10">
      <style:paragraph-properties fo:margin-left="0.9846in" fo:margin-right="0in" fo:text-indent="-0.25in" style:auto-text-indent="false"/>
    </style:style>
    <style:style style:name="P32" style:family="paragraph" style:parent-style-name="Text_20_body" style:list-style-name="L13">
      <style:paragraph-properties fo:margin-left="0.9846in" fo:margin-right="0in" fo:text-indent="-0.25in" style:auto-text-indent="false"/>
    </style:style>
    <style:style style:name="P33" style:family="paragraph" style:parent-style-name="Text_20_body" style:list-style-name="L15">
      <style:paragraph-properties fo:margin-left="0.9846in" fo:margin-right="0in" fo:text-indent="-0.25in" style:auto-text-indent="false"/>
    </style:style>
    <style:style style:name="P34" style:family="paragraph" style:parent-style-name="Text_20_body" style:list-style-name="L16">
      <style:paragraph-properties fo:margin-left="0.9846in" fo:margin-right="0in" fo:text-indent="-0.25in" style:auto-text-indent="false"/>
    </style:style>
    <style:style style:name="P35" style:family="paragraph" style:parent-style-name="Text_20_body" style:list-style-name="L17">
      <style:paragraph-properties fo:margin-left="0.9846in" fo:margin-right="0in" fo:text-indent="-0.25in" style:auto-text-indent="false"/>
    </style:style>
    <style:style style:name="P36" style:family="paragraph" style:parent-style-name="Text_20_body" style:list-style-name="L2">
      <style:paragraph-properties fo:margin-left="0.9846in" fo:margin-right="0in" fo:text-indent="-0.25in" style:auto-text-indent="false"/>
    </style:style>
    <style:style style:name="P37" style:family="paragraph" style:parent-style-name="Text_20_body" style:list-style-name="L17">
      <style:paragraph-properties fo:margin-left="0.4925in" fo:margin-right="0in" fo:text-indent="-0.25in" style:auto-text-indent="false"/>
    </style:style>
    <style:style style:name="P38" style:family="paragraph" style:parent-style-name="Text_20_body" style:list-style-name="L2">
      <style:paragraph-properties fo:margin-left="1.4772in" fo:margin-right="0in" fo:text-indent="-0.25in" style:auto-text-indent="false"/>
    </style:style>
    <style:style style:name="P39" style:family="paragraph" style:parent-style-name="Text_20_body" style:list-style-name="L24">
      <style:paragraph-properties fo:margin-left="0in" fo:margin-right="0in" fo:text-indent="-0.25in" style:auto-text-indent="false"/>
    </style:style>
    <style:style style:name="P40" style:family="paragraph" style:parent-style-name="Text_20_body">
      <style:paragraph-properties fo:margin-left="-0.4925in" fo:margin-right="0in" fo:text-indent="-0.25in" style:auto-text-indent="false"/>
    </style:style>
    <style:style style:name="P41" style:family="paragraph" style:parent-style-name="Text_20_body">
      <style:paragraph-properties fo:margin-left="0in" fo:margin-right="0in" fo:text-indent="0in" style:auto-text-indent="false"/>
    </style:style>
    <style:style style:name="P42" style:family="paragraph" style:parent-style-name="Heading_20_1" style:list-style-name=""/>
    <style:style style:name="P43" style:family="paragraph" style:parent-style-name="Heading_20_1">
      <style:paragraph-properties fo:break-before="page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margin-left="0.4925in" fo:margin-right="0in" fo:text-indent="-0.4in" style:auto-text-indent="false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code" style:list-style-name="L7">
      <style:paragraph-properties fo:margin-left="0in" fo:margin-right="0in" fo:text-indent="0in" style:auto-text-indent="false"/>
    </style:style>
    <style:style style:name="P48" style:family="paragraph" style:parent-style-name="code">
      <style:paragraph-properties fo:margin-left="0.4925in" fo:margin-right="0in" fo:text-indent="0in" style:auto-text-indent="false"/>
    </style:style>
    <style:style style:name="P49" style:family="paragraph" style:parent-style-name="code" style:list-style-name="L8">
      <style:paragraph-properties fo:margin-left="0.4925in" fo:margin-right="0in" fo:text-indent="0in" style:auto-text-indent="false"/>
    </style:style>
    <style:style style:name="P50" style:family="paragraph" style:parent-style-name="Heading_20_4">
      <style:text-properties fo:font-style="italic" style:font-style-asian="italic" style:font-style-complex="italic"/>
    </style:style>
    <style:style style:name="P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Увод<text:tab/>2</text:p>
          <text:p text:style-name="P52">Използвани технологии<text:tab/>3</text:p>
          <text:p text:style-name="P52">Техническо ръководство<text:tab/>4</text:p>
          <text:p text:style-name="P51">Инсталация<text:tab/>5</text:p>
          <text:p text:style-name="P53">Php<text:tab/>5</text:p>
          <text:p text:style-name="P53">Git<text:tab/>5</text:p>
          <text:p text:style-name="P53">Ptbfw<text:tab/>5</text:p>
          <text:p text:style-name="P53">Composer<text:tab/>5</text:p>
          <text:p text:style-name="P53">PhpUnit<text:tab/>6</text:p>
          <text:p text:style-name="P53">Selenium 2 driver<text:tab/>6</text:p>
          <text:p text:style-name="P54">Java<text:tab/>6</text:p>
          <text:p text:style-name="P54">Selenium<text:tab/>7</text:p>
          <text:p text:style-name="P53">FirePath<text:tab/>7</text:p>
          <text:p text:style-name="P53">Стартиране<text:tab/>7</text:p>
          <text:p text:style-name="P53">Още за Composer<text:tab/>7</text:p>
          <text:p text:style-name="P54">Какво всъщност е composer?<text:tab/>7</text:p>
          <text:p text:style-name="P51">Структура на проекта<text:tab/>8</text:p>
          <text:p text:style-name="P53">Разлики между Behat и Ptbfw<text:tab/>8</text:p>
          <text:p text:style-name="P54">Features<text:tab/>8</text:p>
          <text:p text:style-name="P54">Feature Context <text:tab/>8</text:p>
          <text:p text:style-name="P54">__classloader<text:tab/>8</text:p>
          <text:p text:style-name="P54">FeatureContext<text:tab/>9</text:p>
          <text:p text:style-name="P51">Допълнителни модули<text:tab/>9</text:p>
          <text:p text:style-name="P53">Initializer<text:tab/>9</text:p>
          <text:p text:style-name="P54">Налични service-и за Initializer<text:tab/>9</text:p>
          <text:p text:style-name="P55">MySql<text:tab/>9</text:p>
          <text:p text:style-name="P55">Executer<text:tab/>11</text:p>
          <text:p text:style-name="P54">Създаване на нов модул за Initializer<text:tab/>11</text:p>
          <text:p text:style-name="P54">Как да използваме Initializer без Ptbfw<text:tab/>11</text:p>
          <text:p text:style-name="P54">Как е реализиран initer<text:tab/>12</text:p>
          <text:p text:style-name="P53">Ptbfw Selenium driver<text:tab/>12</text:p>
          <text:p text:style-name="P52">Примерен тестов проект<text:tab/>13</text:p>
          <text:p text:style-name="P52">Как да направим добавка за behat<text:tab/>14</text:p>
          <text:p text:style-name="P52">Ще е то .YML<text:tab/>15</text:p>
          <text:p text:style-name="P52">Източници<text:tab/>17</text:p>
        </text:index-body>
      </text:table-of-content>
      <text:h text:style-name="Heading_20_1" text:outline-level="1"/>
      <text:h text:style-name="P42" text:outline-level="1"/>
      <text:h text:style-name="P43" text:outline-level="1">Увод</text:h>
      <text:p text:style-name="Text_20_body">@todo</text:p>
      <text:h text:style-name="P42" text:outline-level="1"/>
      <text:h text:style-name="P43" text:outline-level="1">Използвани технологии</text:h>
      <text:p text:style-name="Text_20_body">@todo</text:p>
      <text:h text:style-name="P42" text:outline-level="1"/>
      <text:h text:style-name="P43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2">Техническо ръководство<text:tab/>4</text:p>
          <text:p text:style-name="P51">Инсталация<text:tab/>5</text:p>
          <text:p text:style-name="P53">Php<text:tab/>5</text:p>
          <text:p text:style-name="P53">Git<text:tab/>5</text:p>
          <text:p text:style-name="P53">Ptbfw<text:tab/>5</text:p>
          <text:p text:style-name="P53">Composer<text:tab/>5</text:p>
          <text:p text:style-name="P53">PhpUnit<text:tab/>6</text:p>
          <text:p text:style-name="P53">Selenium 2 driver<text:tab/>6</text:p>
          <text:p text:style-name="P54">Java<text:tab/>6</text:p>
          <text:p text:style-name="P54">Selenium<text:tab/>7</text:p>
          <text:p text:style-name="P53">FirePath<text:tab/>7</text:p>
          <text:p text:style-name="P53">Стартиране<text:tab/>7</text:p>
          <text:p text:style-name="P53">Още за Composer<text:tab/>7</text:p>
          <text:p text:style-name="P54">Какво всъщност е composer?<text:tab/>7</text:p>
          <text:p text:style-name="P51">Структура на проекта<text:tab/>8</text:p>
          <text:p text:style-name="P53">Разлики между Behat и Ptbfw<text:tab/>8</text:p>
          <text:p text:style-name="P54">Features<text:tab/>8</text:p>
          <text:p text:style-name="P54">Feature Context <text:tab/>8</text:p>
          <text:p text:style-name="P54">__classloader<text:tab/>8</text:p>
          <text:p text:style-name="P54">FeatureContext<text:tab/>9</text:p>
          <text:p text:style-name="P51">Допълнителни модули<text:tab/>9</text:p>
          <text:p text:style-name="P53">Initializer<text:tab/>9</text:p>
          <text:p text:style-name="P54">Налични service-и за Initializer<text:tab/>9</text:p>
          <text:p text:style-name="P55">MySql<text:tab/>9</text:p>
          <text:p text:style-name="P55">Executer<text:tab/>11</text:p>
          <text:p text:style-name="P54">Създаване на нов модул за Initializer<text:tab/>11</text:p>
          <text:p text:style-name="P54">Как да използваме Initializer без Ptbfw<text:tab/>11</text:p>
          <text:p text:style-name="P54">Как е реализиран initer<text:tab/>12</text:p>
          <text:p text:style-name="P53">Ptbfw Selenium driver<text:tab/>12</text:p>
        </text:index-body>
      </text:table-of-content>
      <text:h text:style-name="P45" text:outline-level="2"/>
      <text:h text:style-name="P44" text:outline-level="2"/>
      <text:h text:style-name="P46" text:outline-level="2">Инсталация</text:h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по-долу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<text:soft-page-break/>Composer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1910289451" text:style-name="L1">
        <text:list-item>
          <text:p text:style-name="P4">Behat</text:p>
        </text:list-item>
        <text:list-item>
          <text:p text:style-name="P4">Behat\MinkExtension</text:p>
        </text:list-item>
        <text:list-item>
          <text:p text:style-name="P4">Beehat\Gherkin</text:p>
        </text:list-item>
        <text:list-item>
          <text:p text:style-name="P4">Behat\Mink</text:p>
        </text:list-item>
        <text:list-item>
          <text:p text:style-name="P4">Behat\MinkSelenium2Driver</text:p>
        </text:list-item>
        <text:list-item>
          <text:p text:style-name="P4">Ptbfw\Initializer</text:p>
        </text:list-item>
        <text:list-item>
          <text:p text:style-name="P4">Ptbfw\Selenium2-driver</text:p>
        </text:list-item>
        <text:list-item>
          <text:p text:style-name="P4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oft-page-break/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p text:style-name="Text_20_body">или</text:p>
      <text:p text:style-name="code">$ ptbfw/vendor/bin/behat</text:p>
      <text:h text:style-name="Heading_20_3" text:outline-level="3">Още за Composer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<text:soft-page-break/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p text:style-name="Text_20_body"/>
      <text:h text:style-name="P46" text:outline-level="2">Структура на проекта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><text:soft-page-break/></text:p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50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1780832196" text:style-name="L2">
        <text:list-item>
          <text:p text:style-name="P5">Регистрираме classloader-и за</text:p>
        </text:list-item>
        <text:list-item>
          <text:p text:style-name="P36">Feature Context</text:p>
        </text:list-item>
        <text:list-item>
          <text:p text:style-name="P36">Библиотеките които не използват composer</text:p>
        </text:list-item>
        <text:list-item>
          <text:p text:style-name="P38">PhpUnit</text:p>
        </text:list-item>
        <text:list-item>
          <text:p text:style-name="P5">Регистрираме autoloader за php unit</text:p>
        </text:list-item>
      </text:list>
      <text:h text:style-name="Heading_20_4" text:outline-level="4"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2" text:outline-level="2"><text:soft-page-break/>Допълнителни модули</text:h>
      <text:h text:style-name="Heading_20_3" text:outline-level="3">Initializ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Налични service-и за Initializer</text:h>
      <text:h text:style-name="Heading_20_5" text:outline-level="5">MySql</text:h>
      <text:p text:style-name="Text_20_body">Всеки голям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910825652" text:style-name="L3">
        <text:list-item>
          <text:p text:style-name="P24">MyDataBaseInit – име използвани само от нас, информативно) за какво е service-а. Името трябва да е уникално.</text:p>
        </text:list-item>
      </text:list>
      <text:list xml:id="list2043602236" text:style-name="L4">
        <text:list-item>
          <text:p text:style-name="P25"><text:soft-page-break/>type: е видът на използвания модул за Initer</text:p>
        </text:list-item>
        <text:list-item>
          <text:p text:style-name="P25">host: host към който се извършва връзката с базата данни</text:p>
        </text:list-item>
        <text:list-item>
          <text:p text:style-name="P25">user: потребител използван за връзка към базата данни</text:p>
        </text:list-item>
        <text:list-item>
          <text:p text:style-name="P25">password: парола използвана за връзка с базата данни</text:p>
        </text:list-item>
        <text:list-item>
          <text:p text:style-name="P25">database: използвана база данни</text:p>
        </text:list-item>
        <text:list-item>
          <text:p text:style-name="P25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oft-page-break/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1660826018" text:style-name="L5">
        <text:list-item>
          <text:p text:style-name="P6">port – порт използван за връзка към базата данни</text:p>
        </text:list-item>
        <text:list-item>
          <text:p text:style-name="P6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Executer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 text:c="4"/>extensions:</text:p>
      <text:p text:style-name="code"><text:soft-page-break/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3">commands<text:span text:style-name="T2"> се задават като списък в конфигурационния файл behat.yml.</text:span></text:p>
      <text:p text:style-name="P7">Препоръчително е да не се използват кратки пътища за достъп до файлове или директории.</text:p>
      <text:p text:style-name="P3"><text:span text:style-name="T2">Главното модулът се ползва за стартиране на скриптове за изчистване на кеширана информация. </text:span><text:span text:style-name="T5">Не сменяйте cwd</text:span><text:span text:style-name="T2"> (current working directory). Командите се изпълняват под ред – отгоре надолу.</text:span></text:p>
      <text:p text:style-name="P7">При възникване на грешка при изпълнение на командата, сценарият се счита за провален. За грешки се приемат:</text:p>
      <text:list xml:id="list1443972291" text:style-name="L6">
        <text:list-item>
          <text:p text:style-name="P8">върната грешка при изпълнение</text:p>
        </text:list-item>
        <text:list-item>
          <text:p text:style-name="P8">липса на какъвто и да е изходен текст от командата.</text:p>
        </text:list-item>
      </text:list>
      <text:h text:style-name="Heading_20_4" text:outline-level="4">Създаване на нов service за Initializer</text:h>
      <text:p text:style-name="Text_20_body">За да създадем свой service за initializ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P2"><text:s text:c="16"/>параметър3: 'стойност2'</text:p>
      <text:p text:style-name="Text_20_body"><text:soft-page-break/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tab/>"require": {</text:p>
      <text:p text:style-name="code"><text:tab/><text:tab/>"behat/behat": "2.4@stable",</text:p>
      <text:p text:style-name="code"><text:tab/><text:tab/>"ptbfw/initializer": "*@dev"</text:p>
      <text:p text:style-name="code"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oft-page-break/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Как е реализиран initer</text:h>
      <text:p text:style-name="Text_20_body">Моля първо прочети <text:bookmark-ref text:ref-name="__RefHeading__594_1452242220">21</text:bookmark-ref>.</text:p>
      <text:p text:style-name="Text_20_body"/>
      <text:h text:style-name="Heading_20_3" text:outline-level="3">Ptbfw Selenium driver</text:h>
      <text:h text:style-name="Heading_20_4" text:outline-level="4">Защо се налага да ползваме собствен driver?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1964516464" text:style-name="L24">
        <text:list-item>
          <text:p text:style-name="P26"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26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26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<text:soft-page-break/>редки случай неправилно.</text:p>
        </text:list-item>
        <text:list-item>
          <text:p text:style-name="P26">Проблеми с alert() и prompt()</text:p>
          <text:p text:style-name="P26"/>
          <text:p text:style-name="P39">За прости тестове sahi е перфектен, но за по-сложни страници създава повече проблеми.</text:p>
        </text:list-item>
      </text:list>
      <text:p text:style-name="P40"/>
      <text:p text:style-name="P40"/>
      <text:p text:style-name="P4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41">Освен по причините по които не ползваме goutte, тук се добавя и лимитация само до един браузер, на нас ни трябват истински браузери с техните бъгове :)</text:p>
      <text:p text:style-name="P41"/>
      <text:p text:style-name="P41"><text:span text:style-name="Teletype"><text:span text:style-name="T1">SeleniumDriver</text:span></text:span> – ни позволява да ползваме известния Selenium.</text:p>
      <text:p text:style-name="P41">Тук ще бъда кратък защо не го използваме – старо е и има версия 2.</text:p>
      <text:p text:style-name="P4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41">За разлика от Sahi, Webdriver на изчаква ajax и не извиква javascript събитията при промяна на елемент от страницата.</text:p>
      <text:p text:style-name="P4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41">Избрах да използваме за основа Webdriver.</text:p>
      <text:p text:style-name="P41"/>
      <text:p text:style-name="P41"/>
      <text:h text:style-name="Heading_20_4" text:outline-level="4">какво прави Ptbfw Selenium driver</text:h>
      <text:p text:style-name="Text_20_body">Накратко ще обясня какво ни предоставя Selenium2 и как е променено.</text:p>
      <text:p text:style-name="Text_20_body"/>
      <text:p text:style-name="P2">retry()</text:p>
      <text:p text:style-name="Text_20_body">Пробваме да изпълним команда, ако не успеем пробваме отново.</text:p>
      <text:p text:style-name="P2">getContent()</text:p>
      <text:p text:style-name="Text_20_body">Взима съдържанието на страницата.</text:p>
      <text:p text:style-name="Text_20_body">Промяна: минава през retry()</text:p>
      <text:p text:style-name="Text_20_body"/>
      <text:p text:style-name="code">find($xpath)</text:p>
      <text:p text:style-name="Text_20_body"><text:soft-page-break/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Промяна: минава през retry()</text:p>
      <text:p text:style-name="code"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Промяна:</text:p>
      <text:p text:style-name="Text_20_body">Съхраняваме намерения елемент в JavaScript.</text:p>
      <text:p text:style-name="Text_20_body"><text:soft-page-break/>Изчистваме стойността на елемента.</text:p>
      <text:p text:style-name="Text_20_body">Ако въвеждаме текства със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688928946" text:style-name="L27">
        <text:list-item>
          <text:p text:style-name="P28">клик от мишката</text:p>
        </text:list-item>
        <text:list-item>
          <text:p text:style-name="P28"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selectOption<text:bookmark-end text:name="__DdeLink__1163_460481486"/>($xpath, $value, $multiple = false)</text:p>
      <text:p text:style-name="Text_20_body"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373035047" text:style-name="L28">
        <text:list-item>
          <text:p text:style-name="P29">действие с мишката</text:p>
        </text:list-item>
        <text:list-item>
          <text:p text:style-name="P29">промяна на стойността</text:p>
        </text:list-item>
      </text:list>
      <text:p text:style-name="code">click($xpath)</text:p>
      <text:p text:style-name="Text_20_body">Клика върху елемент отговарящ на xpath селектор.</text:p>
      <text:p text:style-name="Text_20_body">Промяна: минава през retry()</text:p>
      <text:p text:style-name="code">executeScript($script)</text:p>
      <text:p text:style-name="Text_20_body"><text:bookmark-start text:name="__DdeLink__1186_460481486"/><text:soft-page-break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'false'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Heading_20_4" text:outline-level="4"><text:span text:style-name="T7">Лимити и бъгове</text:span></text:h>
      <text:list xml:id="list275904795" text:style-name="L29">
        <text:list-item>
          <text:p text:style-name="P30"><text:span text:style-name="T7">В момента driver-а работи стабилно само под firefox.</text:span></text:p>
        </text:list-item>
      </text:list>
      <text:h text:style-name="Heading_20_1" text:outline-level="1">Примерен тестов проект</text:h>
      <text:p text:style-name="Text_20_body">@todo</text:p>
      <text:h text:style-name="P42" text:outline-level="1"/>
      <text:h text:style-name="P43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43" text:outline-level="1">Какво е .YML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1"><text:s/>---# Любими езици</text:p>
      <text:list xml:id="list1077037306" text:style-name="L7">
        <text:list-header>
          <text:p text:style-name="P47"><text:s/>- Php</text:p>
          <text:p text:style-name="P47"><text:s/>- C++</text:p>
          <text:p text:style-name="P47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1">---# Любими езици</text:p>
      <text:p text:style-name="P1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--# използва се запетая + интервал за различаване на ключ:стойност</text:p>
      <text:p text:style-name="code"><text:soft-page-break/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107118638" text:style-name="L8">
        <text:list-header>
          <text:p text:style-name="P49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http://en.wikipedia.org/wiki/YAML</text:p>
      <text:h text:style-name="P43" text:outline-level="1">Източници</text:h>
      <text:p text:style-name="Text_20_body">Wikipedia</text:p>
      <text:list xml:id="list588546743" text:style-name="L9">
        <text:list-item>
          <text:p text:style-name="P9"><text:a xlink:type="simple" xlink:href="http://en.wikipedia.org/wiki/YAML">http://en.wikipedia.org/wiki/YAML</text:a></text:p>
        </text:list-item>
      </text:list>
      <text:p text:style-name="Text_20_body">Behat.org</text:p>
      <text:list xml:id="list927614306" text:style-name="L10">
        <text:list-item>
          <text:p text:style-name="P10"><text:a xlink:type="simple" xlink:href="http://behat.org/">http://behat.org/</text:a></text:p>
        </text:list-item>
        <text:list-item>
          <text:p text:style-name="P10">Behat community</text:p>
        </text:list-item>
        <text:list-item>
          <text:p text:style-name="P31">#behat@irc.freenode.com</text:p>
        </text:list-item>
        <text:list-item>
          <text:p text:style-name="P31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10"><text:a xlink:type="simple" xlink:href="http://mink.behat.org/">http://mink.behat.org/</text:a></text:p>
        </text:list-item>
        <text:list-item>
          <text:p text:style-name="P10"><text:a xlink:type="simple" xlink:href="http://extensions.behat.org/mink/">http://extensions.behat.org/mink/</text:a></text:p>
        </text:list-item>
      </text:list>
      <text:p text:style-name="Text_20_body">Composer</text:p>
      <text:list xml:id="list705764189" text:style-name="L11">
        <text:list-item>
          <text:p text:style-name="P11"><text:a xlink:type="simple" xlink:href="http://getcomposer.org/">http://getcomposer.org/</text:a></text:p>
        </text:list-item>
      </text:list>
      <text:p text:style-name="Text_20_body">Packacgist</text:p>
      <text:list xml:id="list200337873" text:style-name="L12">
        <text:list-item>
          <text:p text:style-name="P12"><text:a xlink:type="simple" xlink:href="http://packagist.org/">http://packagist.org/</text:a></text:p>
        </text:list-item>
      </text:list>
      <text:p text:style-name="Text_20_body">Symphony</text:p>
      <text:list xml:id="list772972301" text:style-name="L13">
        <text:list-item>
          <text:p text:style-name="P13"><text:a xlink:type="simple" xlink:href="http://www.symfony-project.org/">http://www.symfony-project.org/</text:a></text:p>
        </text:list-item>
        <text:list-item>
          <text:p text:style-name="P32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32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404545576" text:style-name="L14">
        <text:list-item>
          <text:p text:style-name="P14"><text:a xlink:type="simple" xlink:href="http://framework.zend.com/">http://framework.zend.com/</text:a></text:p>
        </text:list-item>
        <text:list-item>
          <text:p text:style-name="P14"><text:a xlink:type="simple" xlink:href="http://framework.zend.com/zf2">http://framework.zend.com/zf2</text:a></text:p>
        </text:list-item>
      </text:list>
      <text:p text:style-name="Text_20_body">everzet's blog</text:p>
      <text:list xml:id="list1476693875" text:style-name="L15">
        <text:list-item>
          <text:p text:style-name="P15"><text:a xlink:type="simple" xlink:href="http://everzet.com/">http://everzet.com/</text:a></text:p>
        </text:list-item>
        <text:list-item>
          <text:p text:style-name="P33"><text:a xlink:type="simple" xlink:href="http://everzet.com/post/22899229502/behat-240">http://everzet.com/post/22899229502/behat-240</text:a></text:p>
        </text:list-item>
      </text:list>
      <text:p text:style-name="Text_20_body">github</text:p>
      <text:list xml:id="list1935643203" text:style-name="L16">
        <text:list-item>
          <text:p text:style-name="P16"><text:a xlink:type="simple" xlink:href="https://github.com/">https://github.com/</text:a></text:p>
        </text:list-item>
        <text:list-item>
          <text:p text:style-name="P34"><text:a xlink:type="simple" xlink:href="https://github.com/Behat/MinkExtension-example">https://github.com/Behat/MinkExtension-example</text:a></text:p>
        </text:list-item>
      </text:list>
      <text:p text:style-name="Text_20_body">Php</text:p>
      <text:list xml:id="list500524715" text:style-name="L17">
        <text:list-item>
          <text:p text:style-name="P17"><text:a xlink:type="simple" xlink:href="http://www.php.net/">http://www.php.net/</text:a></text:p>
        </text:list-item>
        <text:list-item>
          <text:p text:style-name="P37">PDO</text:p>
        </text:list-item>
        <text:list-item>
          <text:p text:style-name="P35"><text:a xlink:type="simple" xlink:href="http://php.net/manual/en/book.pdo.php">http://php.net/manual/en/book.pdo.php</text:a></text:p>
        </text:list-item>
      </text:list>
      <text:p text:style-name="Text_20_body"><text:soft-page-break/>Apress PHP Objects Patterns and Practice 3rd Edition</text:p>
      <text:list xml:id="list2061523209" text:style-name="L18">
        <text:list-item>
          <text:p text:style-name="P18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1639921439" text:style-name="L19">
        <text:list-item>
          <text:p text:style-name="P19"><text:a xlink:type="simple" xlink:href="http://seleniumhq.org/">http://seleniumhq.org/</text:a></text:p>
        </text:list-item>
      </text:list>
      <text:p text:style-name="Text_20_body">Sahi</text:p>
      <text:list xml:id="list778481430" text:style-name="L25">
        <text:list-item>
          <text:p text:style-name="P27"><text:a xlink:type="simple" xlink:href="http://sahi.co.in/">http://sahi.co.in/</text:a></text:p>
        </text:list-item>
      </text:list>
      <text:p text:style-name="Preformatted_20_Text"><text:bookmark text:name="line1"/>Sahi Web Automation and Testing Tool</text:p>
      <text:list xml:id="list1287560881" text:style-name="L20">
        <text:list-item>
          <text:p text:style-name="P20"><text:a xlink:type="simple" xlink:href="http://sahi.co.in/w/">http://sahi.co.in/w/</text:a></text:p>
        </text:list-item>
      </text:list>
      <text:p text:style-name="Text_20_body">bitovi.com</text:p>
      <text:list xml:id="list2145195810" text:style-name="L21">
        <text:list-item>
          <text:p text:style-name="P21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982075767" text:style-name="L22">
        <text:list-item>
          <text:p text:style-name="P22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1187452192" text:style-name="L23">
        <text:list-item>
          <text:p text:style-name="P23"><text:a xlink:type="simple" xlink:href="http://pragprog.com/book/hwcuc/the-cucumber-book">http://pragprog.com/book/hwcuc/the-cucumber-book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normal"/>
    </style:style>
    <style:style style:name="code" style:family="paragraph" style:parent-style-name="Text_20_body" style:class="list">
      <style:paragraph-properties fo:margin="100%" fo:margin-left="0.4902in" fo:margin-right="0in" fo:margin-top="0.1201in" fo:margin-bottom="0.1402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1.1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07T14:13:49</dc:date>
    <meta:editing-duration>PT7H17M51S</meta:editing-duration>
    <meta:editing-cycles>566</meta:editing-cycles>
    <meta:generator>LibreOffice/3.5$Linux_X86_64 LibreOffice_project/350m1$Build-2</meta:generator>
    <meta:document-statistic meta:table-count="0" meta:image-count="0" meta:object-count="0" meta:page-count="25" meta:paragraph-count="459" meta:word-count="2528" meta:character-count="18912" meta:non-whitespace-character-count="16088"/>
  </office:meta>
</office:document-meta>
</file>